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fo:min-height="3.256cm"/>
    </style:style>
    <style:style style:name="pr2" style:family="presentation" style:parent-style-name="Blue-subtitle" style:list-style-name="L2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subtitle" style:list-style-name="L2">
      <style:graphic-properties draw:fill-color="#ffffff" draw:auto-grow-height="true" fo:min-height="13.86cm"/>
    </style:style>
    <style:style style:name="pr5" style:family="presentation" style:parent-style-name="Blue-title" style:list-style-name="L3">
      <style:graphic-properties draw:fill-color="#ffffff" draw:auto-grow-height="true" fo:min-height="3.507cm"/>
    </style:style>
    <style:style style:name="pr6" style:family="presentation" style:parent-style-name="Blue-subtitle">
      <style:graphic-properties draw:fill-color="#ffffff" fo:min-height="13.609cm"/>
    </style:style>
    <style:style style:name="pr7" style:family="presentation" style:parent-style-name="Blue-title" style:list-style-name="L3">
      <style:graphic-properties draw:fill-color="#ffffff" draw:auto-grow-height="true" fo:min-height="3.507cm"/>
    </style:style>
    <style:style style:name="pr8" style:family="presentation" style:parent-style-name="Blue-subtitle" style:list-style-name="L2">
      <style:graphic-properties draw:fill-color="#ffffff" draw:auto-grow-height="true" fo:min-height="13.86cm"/>
    </style:style>
    <style:style style:name="pr9" style:family="presentation" style:parent-style-name="Blue-subtitle" style:list-style-name="L2">
      <style:graphic-properties draw:fill-color="#ffffff" draw:auto-grow-height="true" fo:min-height="13.86cm"/>
    </style:style>
    <style:style style:name="pr10" style:family="presentation" style:parent-style-name="Blue-subtitle" style:list-style-name="L2">
      <style:graphic-properties draw:fill-color="#ffffff" draw:auto-grow-height="true" fo:min-height="13.86cm"/>
    </style:style>
    <style:style style:name="pr11" style:family="presentation" style:parent-style-name="Blue-title" style:list-style-name="L3">
      <style:graphic-properties draw:fill-color="#ffffff" draw:auto-grow-height="true" fo:min-height="3.507cm"/>
    </style:style>
    <style:style style:name="pr12" style:family="presentation" style:parent-style-name="Blue-title" style:list-style-name="L3">
      <style:graphic-properties draw:fill-color="#ffffff" draw:auto-grow-height="true" fo:min-height="3.507cm"/>
    </style:style>
    <style:style style:name="pr13" style:family="presentation" style:parent-style-name="Blue-title" style:list-style-name="L3">
      <style:graphic-properties draw:fill-color="#ffffff" draw:auto-grow-height="true" fo:min-height="3.507cm"/>
    </style:style>
    <style:style style:name="pr14" style:family="presentation" style:parent-style-name="Blue-title" style:list-style-name="L3">
      <style:graphic-properties draw:fill-color="#ffffff" draw:auto-grow-height="true" fo:min-height="3.507cm"/>
    </style:style>
    <style:style style:name="pr15" style:family="presentation" style:parent-style-name="Blue-subtitle" style:list-style-name="L2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16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margin-left="0cm" fo:margin-right="0cm" fo:text-align="start" fo:text-indent="0cm"/>
      <style:text-properties fo:font-size="24pt"/>
    </style:style>
    <style:style style:name="P7" style:family="paragraph">
      <style:paragraph-properties fo:margin-left="0cm" fo:margin-right="0cm" fo:text-align="justify" fo:text-indent="0cm"/>
      <style:text-properties fo:font-size="24pt"/>
    </style:style>
    <style:style style:name="P8" style:family="paragraph">
      <style:paragraph-properties fo:margin-left="0cm" fo:margin-right="0cm" fo:text-indent="0cm"/>
      <style:text-properties fo:font-size="40pt"/>
    </style:style>
    <style:style style:name="P9" style:family="paragraph">
      <style:paragraph-properties fo:margin-left="0cm" fo:margin-right="0cm" fo:text-align="justify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justify" fo:text-indent="0cm"/>
      <style:text-properties fo:font-size="23pt" style:font-size-asian="23pt" style:font-size-complex="23pt"/>
    </style:style>
    <style:style style:name="T1" style:family="text">
      <style:text-properties fo:font-size="24pt" fo:font-weight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/>
    </style:style>
    <style:style style:name="T4" style:family="text">
      <style:text-properties fo:font-size="24pt"/>
    </style:style>
    <style:style style:name="T5" style:family="text">
      <style:text-properties fo:font-size="40pt"/>
    </style:style>
    <style:style style:name="T6" style:family="text">
      <style:text-properties fo:color="#000000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9pt" style:font-size-asian="19pt" style:font-size-complex="19pt"/>
    </style:style>
    <style:style style:name="T9" style:family="text">
      <style:text-properties fo:color="#ffffff"/>
    </style:style>
    <style:style style:name="T10" style:family="text">
      <style:text-properties fo:font-size="23pt" style:font-size-asian="23pt" style:font-size-complex="23pt"/>
    </style:style>
    <style:style style:name="T11" style:family="text">
      <style:text-properties fo:color="#000000" fo:font-size="23pt" style:font-size-asian="23pt" style:font-size-complex="23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Passo-a-passo da utilização dos programa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Por Ivan Roch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Passo 1: Banco de Dados</text:p>
          </draw:text-box>
        </draw:frame>
        <draw:frame presentation:style-name="pr4" draw:text-style-name="P4" draw:layer="layout" svg:width="25.199cm" svg:height="13.86cm" svg:x="1.4cm" svg:y="4.914cm" presentation:class="subtitle">
          <draw:text-box>
            <text:p text:style-name="P3"><text:span text:style-name="T1">Instalação do Mysql:</text:span></text:p>
            <text:p text:style-name="P3"><text:span text:style-name="T2"># aptitude install mysql-client mysql-server mysql-admin mysql-query-browser</text:span></text:p>
            <text:p text:style-name="P3"><text:span text:style-name="T3"/></text:p>
            <text:p text:style-name="P3"><text:span text:style-name="T4">Criação de conta de root:</text:span></text:p>
            <text:p text:style-name="P3"><text:span text:style-name="T4"># mysqladmin -u root password novaSenha</text:span></text:p>
            <text:p text:style-name="P3"><text:span text:style-name="T4">(criei com 1234)</text:span></text:p>
            <text:p text:style-name="P3"><text:span text:style-name="T4"/></text:p>
            <text:p text:style-name="P3"><text:span text:style-name="T4">Criação do Banco:</text:span></text:p>
            <text:p text:style-name="P3"><text:span text:style-name="T4"># mysql -u root -p</text:span></text:p>
            <text:p text:style-name="P3"><text:span text:style-name="T4">#&lt;password&gt; &lt;no meu caso: 1234&gt;</text:span></text:p>
            <text:p text:style-name="P3"><text:span text:style-name="T4"/></text:p>
            <text:p text:style-name="P3"><text:span text:style-name="T4">Criação da Tabela:</text:span></text:p>
            <text:p text:style-name="P3"><text:span text:style-name="T4">mysql&gt; create table novaTabela; (criei biotec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" presentation:presentation-page-layout-name="AL1T0">
        <office:forms form:automatic-focus="false" form:apply-design-mode="false"/>
        <draw:frame presentation:style-name="pr5" draw:text-style-name="P1" draw:layer="layout" svg:width="25.199cm" svg:height="3.507cm" svg:x="1.301cm" svg:y="0cm" presentation:class="title">
          <draw:text-box>
            <text:p text:style-name="P1">Passo 2: Baixando o GeneBank</text:p>
          </draw:text-box>
        </draw:frame>
        <draw:frame presentation:style-name="pr6" draw:text-style-name="P6" draw:layer="layout" svg:width="25.199cm" svg:height="13.609cm" svg:x="1.4cm" svg:y="5.039cm" presentation:class="subtitle" presentation:user-transformed="true">
          <draw:text-box>
            <text:p text:style-name="P5"><text:span text:style-name="T4">$ mkdir GeneBank &amp;&amp; cd GeneBank</text:span></text:p>
            <text:p text:style-name="P5"><text:span text:style-name="T4">$ scp -r biotec@penha:/files/* .</text:span></text:p>
            <text:p text:style-name="P5"><text:span text:style-name="T4">$ &lt;senha&gt; (biotec123)</text:span></text:p>
            <text:p text:style-name="P5"><text:span text:style-name="T4"/></text:p>
            <text:p text:style-name="P5"><text:span text:style-name="T4">Há alterações a se fazer nos arquivos 'listadir.pl' e 'readFile.pl'. Em 'listadir.pl', alterar a primeira linha:</text:span></text:p>
            <text:p text:style-name="P5"><text:span text:style-name="T4">De #!/bin/perl para #!/usr/bin/perl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" presentation:presentation-page-layout-name="AL1T0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Passo 2: Baixando o GeneBank</text:p>
          </draw:text-box>
        </draw:frame>
        <draw:frame presentation:style-name="pr8" draw:text-style-name="P7" draw:layer="layout" svg:width="25.199cm" svg:height="13.86cm" svg:x="1.4cm" svg:y="4.914cm" presentation:class="subtitle">
          <draw:text-box>
            <text:p text:style-name="P5"><text:span text:style-name="T4">Em 'readFile.pl' :</text:span></text:p>
            <text:p text:style-name="P5"><text:span text:style-name="T4"><text:s text:c="4"/></text:span><text:span text:style-name="T4">$database = "biotec";</text:span></text:p>
            <text:p text:style-name="P5"><text:span text:style-name="T4"><text:s text:c="4"/></text:span><text:span text:style-name="T4">$host = "biotec";</text:span></text:p>
            <text:p text:style-name="P5"><text:span text:style-name="T4"><text:s text:c="4"/></text:span><text:span text:style-name="T4">$usuario = "root";</text:span></text:p>
            <text:p text:style-name="P5"><text:span text:style-name="T4"><text:s text:c="4"/></text:span><text:span text:style-name="T4">$senha = "";</text:span></text:p>
            <text:p text:style-name="P5"><text:span text:style-name="T4"/></text:p>
            <text:p text:style-name="P5"><text:span text:style-name="T4">Mudar para:</text:span></text:p>
            <text:p text:style-name="P5"><text:span text:style-name="T4"><text:s text:c="4"/></text:span><text:span text:style-name="T4">$database = "&lt;nome da database criada&gt;"; (criei biotec)</text:span></text:p>
            <text:p text:style-name="P5"><text:span text:style-name="T4"><text:s text:c="4"/></text:span><text:span text:style-name="T4">$host = "localhost";</text:span></text:p>
            <text:p text:style-name="P5"><text:span text:style-name="T4"><text:s text:c="4"/></text:span><text:span text:style-name="T4">$usuario = "root";</text:span></text:p>
            <text:p text:style-name="P5"><text:span text:style-name="T4"><text:s text:c="4"/></text:span><text:span text:style-name="T4">$senha = "&lt;senha criada&gt;"; (no meu caso: 1234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" presentation:presentation-page-layout-name="AL1T0">
        <office:forms form:automatic-focus="false" form:apply-design-mode="false"/>
        <draw:frame presentation:style-name="pr1" draw:text-style-name="P8" draw:layer="layout" svg:width="25.199cm" svg:height="3.256cm" svg:x="1.4cm" svg:y="0.962cm" presentation:class="title" presentation:user-transformed="true">
          <draw:text-box>
            <text:p text:style-name="P1"><text:span text:style-name="T5">Passo 4: Adicionando Procedures ao Banco e Rodando os Scripts</text:span></text:p>
          </draw:text-box>
        </draw:frame>
        <draw:frame presentation:style-name="pr6" draw:text-style-name="P5" draw:layer="layout" svg:width="25.199cm" svg:height="14.161cm" svg:x="1.4cm" svg:y="4.763cm" presentation:class="subtitle" presentation:user-transformed="true">
          <draw:text-box>
            <text:p text:style-name="P5"><text:span text:style-name="T4">Ainda na pasta GeneBank:</text:span></text:p>
            <text:p text:style-name="P5"><text:span text:style-name="T4">$ mysql -u root -p</text:span></text:p>
            <text:p text:style-name="P5"><text:span text:style-name="T4">$ &lt;password&gt; (1234)</text:span></text:p>
            <text:p text:style-name="P5"><text:span text:style-name="T4">mysql&gt; use &lt;database que você criou&gt;; (biotec)</text:span></text:p>
            <text:p text:style-name="P5"><text:span text:style-name="T4"/></text:p>
            <text:p text:style-name="P5"><text:span text:style-name="T4">Adicionando procedures:</text:span></text:p>
            <text:p text:style-name="P5"><text:span text:style-name="T4"/></text:p>
            <text:p text:style-name="P5"><text:span text:style-name="T4">mysql&gt; \. genBank.sql</text:span></text:p>
            <text:p text:style-name="P5"><text:span text:style-name="T4">mysql&gt; \. procedures.sql</text:span></text:p>
            <text:p text:style-name="P5"><text:span text:style-name="T4">mysql&gt; exit</text:span></text:p>
            <text:p text:style-name="P5"><text:span text:style-name="T4"/></text:p>
            <text:p text:style-name="P5"><text:span text:style-name="T4">Rodando Scripts:</text:span></text:p>
            <text:p text:style-name="P5"><text:span text:style-name="T4"/></text:p>
            <text:p text:style-name="P5"><text:span text:style-name="T4">$ gunzip *.gz</text:span></text:p>
            <text:p text:style-name="P5"><text:span text:style-name="T4">$ ./listadir.p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Passo 5: Filtrando o Banco com Proteína desejada</text:p>
          </draw:text-box>
        </draw:frame>
        <draw:frame presentation:style-name="pr9" draw:text-style-name="P1" draw:layer="layout" svg:width="25.199cm" svg:height="13.86cm" svg:x="1.4cm" svg:y="4.914cm" presentation:class="subtitle">
          <draw:text-box>
            <text:p text:style-name="P1">LACUNA: <text:span text:style-name="T6">só temos um .txt milagroso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Passo 6: Criando a Matriz de Similaridades</text:p>
          </draw:text-box>
        </draw:frame>
        <draw:frame presentation:style-name="pr10" draw:text-style-name="P1" draw:layer="layout" svg:width="25.199cm" svg:height="13.86cm" svg:x="1.4cm" svg:y="4.914cm" presentation:class="subtitle">
          <draw:text-box>
            <text:p text:style-name="P1">L<text:span text:style-name="T6">ACUNA: sabemos que é pelo BLAST, mas não sabemos como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Passo 7: Criando Matrizes de Adjacência</text:p>
          </draw:text-box>
        </draw:frame>
        <draw:frame presentation:style-name="pr6" draw:text-style-name="P9" draw:layer="layout" svg:width="25.6cm" svg:height="15.105cm" svg:x="1.4cm" svg:y="4.291cm" presentation:class="subtitle" presentation:user-transformed="true">
          <draw:text-box>
            <text:p text:style-name="P5"><text:span text:style-name="T7">Renomear o arquivo que contém a Matriz de Similaridades: </text:span></text:p>
            <text:p text:style-name="P5"><text:span text:style-name="T7">$ mv nomeAntigoDoArquivo proteinas</text:span></text:p>
            <text:p text:style-name="P5"><text:span text:style-name="T7"/></text:p>
            <text:p text:style-name="P5"><text:span text:style-name="T7">Compilar o geraRedes.cpp:</text:span></text:p>
            <text:p text:style-name="P5"><text:span text:style-name="T7">$ g++ geraRedes.cpp -o geraRedes</text:span></text:p>
            <text:p text:style-name="P5"><text:span text:style-name="T7"/></text:p>
            <text:p text:style-name="P5"><text:span text:style-name="T7">Rodar o geraRedes.sh</text:span></text:p>
            <text:p text:style-name="P5"><text:span text:style-name="T7">$ ./geraRedes.sh</text:span></text:p>
            <text:p text:style-name="P5"><text:span text:style-name="T7"/></text:p>
            <text:p text:style-name="P5"><text:span text:style-name="T7">A excecução do script cria uma pasta chamada redes, onde há todas as redes, desde limiar 0 até 100, com nome padrão (redeX.net).</text:span></text:p>
            <text:p text:style-name="P5"><text:span text:style-name="T7"/></text:p>
            <text:p text:style-name="P5"><text:span text:style-name="T7">É interessante saber distinguir geraRedes.cpp, geraRedes e geraRedes.sh. Não se esquecer de fornecer as respectivas permissões aos arquiv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" presentation:presentation-page-layout-name="AL1T0">
        <office:forms form:automatic-focus="false" form:apply-design-mode="false"/>
        <draw:frame presentation:style-name="pr11" draw:text-style-name="P1" draw:layer="layout" svg:width="25.199cm" svg:height="3.507cm" svg:x="1.301cm" svg:y="0cm" presentation:class="title">
          <draw:text-box>
            <text:p text:style-name="P1">Passo 8: Geração da Coletiva</text:p>
          </draw:text-box>
        </draw:frame>
        <draw:frame presentation:style-name="pr6" draw:text-style-name="P9" draw:layer="layout" svg:width="25.199cm" svg:height="16.009cm" svg:x="1.4cm" svg:y="3.839cm" presentation:class="subtitle" presentation:user-transformed="true">
          <draw:text-box>
            <text:p text:style-name="P5"><text:span text:style-name="T7">Copiar os seguintes arquivos para a pasta recém criada:</text:span></text:p>
            <text:p text:style-name="P5"><text:span text:style-name="T8">$ cp Grafo2.cpp Grafo2.h NetAll.cpp Makefile distancia.cpp scriptNETALL.sh Redes/</text:span></text:p>
            <text:p text:style-name="P5"><text:span text:style-name="T7"/></text:p>
            <text:p text:style-name="P5"><text:span text:style-name="T7">Entrar na pasta Redes e compilar com o Makefile:</text:span></text:p>
            <text:p text:style-name="P5"><text:span text:style-name="T7">$ cd Redes</text:span></text:p>
            <text:p text:style-name="P5"><text:span text:style-name="T7">$ make all</text:span></text:p>
            <text:p text:style-name="P5"><text:span text:style-name="T7"/></text:p>
            <text:p text:style-name="P5"><text:span text:style-name="T7">Rodar o scriptNETALL, que executará o netAll com todas as redes:</text:span></text:p>
            <text:p text:style-name="P5"><text:span text:style-name="T7">$ ./scriptNETALL</text:span></text:p>
            <text:p text:style-name="P5"><text:span text:style-name="T7"/></text:p>
            <text:p text:style-name="P5"><text:span text:style-name="T7">É interessante verificar o conteúdo do scriptNETALL e rodá-lo em etapas. Nele há várias linhas:</text:span></text:p>
            <text:p text:style-name="P5"><text:span text:style-name="T2">./netAll lis rede0.net &gt;&gt; coletiva.dat</text:span></text:p>
            <text:p text:style-name="P5"><text:span text:style-name="T2">./netAll lis rede1.net &gt;&gt; coletiva.dat</text:span></text:p>
            <text:p text:style-name="P5"><text:span text:style-name="T2">.</text:span></text:p>
            <text:p text:style-name="P5"><text:span text:style-name="T2">.</text:span></text:p>
            <text:p text:style-name="P5"><text:span text:style-name="T2">./netAll lis rede100.net &gt;&gt; coletiva.da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" presentation:presentation-page-layout-name="AL1T0">
        <office:forms form:automatic-focus="false" form:apply-design-mode="false"/>
        <draw:frame presentation:style-name="pr12" draw:text-style-name="P1" draw:layer="layout" svg:width="25.199cm" svg:height="3.507cm" svg:x="1.301cm" svg:y="0cm" presentation:class="title">
          <draw:text-box>
            <text:p text:style-name="P1">Passo 8: Geração da Coletiva</text:p>
          </draw:text-box>
        </draw:frame>
        <draw:frame presentation:style-name="pr6" draw:text-style-name="P9" draw:layer="layout" svg:width="25.199cm" svg:height="15.401cm" svg:x="1.4cm" svg:y="4.143cm" presentation:class="subtitle" presentation:user-transformed="true">
          <draw:text-box>
            <text:p text:style-name="P5"><text:span text:style-name="T7">Você pode escolher deixar as linhas de 0 a 20, executar, depois editar escolhendo de 21 a 40, executar outra vez, e assim por diante. Às vezes isto se faz necessário pela demora na execução do netAll.</text:span></text:p>
            <text:p text:style-name="P5"><text:span text:style-name="T7"/></text:p>
            <text:p text:style-name="P5"><text:span text:style-name="T7">O scriptNETALL executará o netAll com cada uma das redes e acumulará os dados em coletiva.dat. O netAll fará os cálculos “brabos” e armazenará em coletiva.dat os seguintes resultados numa “tabela”:</text:span></text:p>
            <text:p text:style-name="P5"><text:span text:style-name="T7"><text:tab/></text:span><text:span text:style-name="T8">Arquivo;</text:span></text:p>
            <text:p text:style-name="P5"><text:span text:style-name="T8"><text:tab/></text:span><text:span text:style-name="T8">Número de Vértices;</text:span></text:p>
            <text:p text:style-name="P5"><text:span text:style-name="T8"><text:tab/></text:span><text:span text:style-name="T8">Número de Arestas;</text:span></text:p>
            <text:p text:style-name="P5"><text:span text:style-name="T8"><text:tab/></text:span><text:span text:style-name="T8">Diâmetro da Rede;</text:span></text:p>
            <text:p text:style-name="P5"><text:span text:style-name="T8"><text:tab/></text:span><text:span text:style-name="T8">Coeficiente de Aglomeração Médio;</text:span></text:p>
            <text:p text:style-name="P5"><text:span text:style-name="T8"><text:tab/></text:span><text:span text:style-name="T8">Caminho Mínimo Médio (Sem Isolados);</text:span></text:p>
            <text:p text:style-name="P5"><text:span text:style-name="T8"><text:tab/></text:span><text:span text:style-name="T8">Caminho Mínimo Médio (Com Isolados);</text:span></text:p>
            <text:p text:style-name="P5"><text:span text:style-name="T8"><text:tab/></text:span><text:span text:style-name="T8">Grau Médio;</text:span></text:p>
            <text:p text:style-name="P5"><text:span text:style-name="T8"><text:tab/></text:span><text:span text:style-name="T8">Pares não-conectad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301cm" svg:y="0.576cm" presentation:class="title" presentation:user-transformed="true">
          <draw:text-box>
            <text:p text:style-name="P1">Pa<text:span text:style-name="T9">sso 9: Análise dos Mínimos Caminhos Médios</text:span></text:p>
          </draw:text-box>
        </draw:frame>
        <draw:frame presentation:style-name="pr6" draw:text-style-name="P10" draw:layer="layout" svg:width="25.199cm" svg:height="13.609cm" svg:x="1.301cm" svg:y="5.496cm" presentation:class="subtitle" presentation:user-transformed="true">
          <draw:text-box>
            <text:p text:style-name="P5"><text:span text:style-name="T10">Os dados de coletiva.dat são utilizados para se construir uma tabela, e posteriormente um gráfico, onde é a</text:span><text:span text:style-name="T11">nalisado o limiar crítico, ou seja o limiar em que há uma queda brusca de mínimo caminho médio ainda com alto coeficiente de aglomeração.</text:span></text:p>
            <text:p text:style-name="P5"><text:span text:style-name="T10"/></text:p>
            <text:p text:style-name="P5"><text:span text:style-name="T10">Há um outro método de se obter o limiar crítico, que é através do programa distancias.cpp, </text:span><text:span text:style-name="T11">calcula a distância entre matrizes de vizinhança de limiares consecutivos. </text:span><text:span text:style-name="T10">Deve ser compilado da seguinte maneira:</text:span></text:p>
            <text:p text:style-name="P5"><text:span text:style-name="T12">$ g++ distancias.cpp -o lerMatriz</text:span></text:p>
            <text:p text:style-name="P5"><text:span text:style-name="T10"/></text:p>
            <text:p text:style-name="P5"><text:span text:style-name="T10">Devemos rodá-lo com as redes, da seguinte maneira:</text:span></text:p>
            <text:p text:style-name="P5"><text:span text:style-name="T12">$ ./lerMatriz &lt;nVertices&gt; &lt;nArquivos&gt; &lt;primeiro&gt;</text:span></text:p>
            <text:p text:style-name="P5"><text:span text:style-name="T12">Vertices = dimensao da matriz</text:span></text:p>
            <text:p text:style-name="P5"><text:span text:style-name="T12">Arquivos = numero de matrizes</text:span></text:p>
            <text:p text:style-name="P5"><text:span text:style-name="T12">primeiro = primeiro numero das matriz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" presentation:presentation-page-layout-name="AL1T0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>
          <draw:text-box>
            <text:p text:style-name="P1">Passo 10: Dendrograma</text:p>
          </draw:text-box>
        </draw:frame>
        <draw:frame presentation:style-name="pr6" draw:text-style-name="P9" draw:layer="layout" svg:width="25.199cm" svg:height="14.161cm" svg:x="1.4cm" svg:y="4.763cm" presentation:class="subtitle" presentation:user-transformed="true">
          <draw:text-box>
            <text:p text:style-name="P5"><text:span text:style-name="T7">É executado o programa do betweeness (dendo) para a matriz de adjacência do limiar crítico, que quebra as arestas e cria o dendrograma, permitindo a identificação de comunidades.</text:span></text:p>
            <text:p text:style-name="P5"><text:span text:style-name="T7"/></text:p>
            <text:p text:style-name="P5"><text:span text:style-name="T7">A partir do dendrograma, são catalogados todos os vértices de cada comunidade (primeiro sua posição, depois seu número)</text:span></text:p>
            <text:p text:style-name="P5"><text:span text:style-name="T7"/></text:p>
            <text:p text:style-name="P5"><text:span text:style-name="T7">Numa planilha Excel coloca-se na primeira coluna a sequencia de vertices que a saída 5 do dendrograma fornece (que é a sequência final de vértices).</text:span></text:p>
            <text:p text:style-name="P5"><text:span text:style-name="T7"/></text:p>
            <text:p text:style-name="P5"><text:span text:style-name="T7">Na segunda usamos é usado um código referente às comunidades. É feita uma ordenação em relaçãoo à primeira coluna,e a partir daí tem-se na segunda coluna um código de cores na seqüência dos vértice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Passo 11: Coloração de Vértices e Pajek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p text:style-name="P5"><text:span text:style-name="T7">Usa-se o programa colorindo para ler um txt com a sequencia de cores e então devolver um txt com o formato que permite a coloração dos vértices (sendo que as aspas aparecem como z, depois tem-se que substituir todos os z por aspas).</text:span></text:p>
            <text:p text:style-name="P5"><text:span text:style-name="T7"/></text:p>
            <text:p text:style-name="P5"><text:span text:style-name="T7">Depois o programa espaço é usado para preparar a matriz de adjacência do limiar crítico usada pelo madchar para ser agora usada pelo pajek (o madchar usa os números grudados, já o pajek usa separados por um espaço em branco).</text:span></text:p>
            <text:p text:style-name="P5"><text:span text:style-name="T7"/></text:p>
            <text:p text:style-name="P5"><text:span text:style-name="T7">Monta-se então o .net, tira-se fotos (pajek) da rede colorida.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" presentation:presentation-page-layout-name="AL1T0">
        <office:forms form:automatic-focus="false" form:apply-design-mode="false"/>
        <draw:frame presentation:style-name="pr14" draw:text-style-name="P1" draw:layer="layout" svg:width="25.199cm" svg:height="3.507cm" svg:x="1.301cm" svg:y="0cm" presentation:class="title">
          <draw:text-box>
            <text:p text:style-name="P1">Passo 12: Final</text:p>
          </draw:text-box>
        </draw:frame>
        <draw:frame presentation:style-name="pr15" draw:text-style-name="P3" draw:layer="layout" svg:width="25.199cm" svg:height="13.86cm" svg:x="1.4cm" svg:y="4.914cm" presentation:class="subtitle">
          <draw:text-box>
            <text:p text:style-name="P3"><text:span text:style-name="T7">De posse do arquivo com as comunidades pega-se a classificacao taxonômica de cada vértice, e conta-se quantos representantes de cada filo há em cada comunidade (programas: pastas: BaixandoProteinas, ContaFilos).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01T17:03:58</meta:creation-date>
    <dc:creator>. .</dc:creator>
    <dc:date>2008-09-08T12:30:32</dc:date>
    <meta:editing-cycles>37</meta:editing-cycles>
    <meta:editing-duration>PT6H43M57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